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1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1.9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6cm" svg:height="1.4cm" svg:x="3.8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4cm" svg:x="9.8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4cm" svg:x="15.6cm" svg:y="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4cm" svg:x="21.6cm" svg:y="2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1.4cm" svg:y="2.4cm">
          <draw:text-box>
            <text:p>xmm2</text:p>
          </draw:text-box>
        </draw:frame>
        <draw:custom-shape draw:style-name="gr3" draw:text-style-name="P2" draw:layer="layout" svg:width="5.2cm" svg:height="1.6cm" svg:x="4.8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4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4cm">
          <text:p text:style-name="P1">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171cm" svg:y="4.6cm">
          <draw:text-box>
            <text:p>xmm2</text:p>
          </draw:text-box>
        </draw:frame>
        <draw:custom-shape draw:style-name="gr3" draw:text-style-name="P2" draw:layer="layout" svg:width="5.2cm" svg:height="1.6cm" svg:x="5cm" svg:y="6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.2cm" svg:y="6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4cm" svg:y="6.6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6cm" svg:y="6.6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8cm" svg:y="7.038cm">
          <draw:text-box>
            <text:p>xmm1</text:p>
          </draw:text-box>
        </draw:frame>
        <draw:custom-shape draw:style-name="gr3" draw:text-style-name="P2" draw:layer="layout" svg:width="5.2cm" svg:height="1.6cm" svg:x="5.2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.4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6cm" svg:y="9cm">
          <text:p text:style-name="P1">00264b0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8cm" svg:y="9cm">
          <text:p text:style-name="P1">00264b0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2cm" svg:y="9.438cm">
          <draw:text-box>
            <text:p>xmm1</text:p>
          </draw:text-box>
        </draw:frame>
        <draw:custom-shape draw:style-name="gr3" draw:text-style-name="P2" draw:layer="layout" svg:width="5.2cm" svg:height="1.6cm" svg:x="4.8cm" svg:y="11.4cm">
          <text:p text:style-name="P1">Pixel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cm" svg:y="11.4cm">
          <text:p text:style-name="P1">Pixel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cm" svg:y="11.4cm">
          <text:p text:style-name="P1">Pixel 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cm" svg:y="11.4cm">
          <text:p text:style-name="P1">Pixel 4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171cm" svg:y="12cm">
          <draw:text-box>
            <text:p>xmm0</text:p>
          </draw:text-box>
        </draw:frame>
        <draw:frame draw:style-name="gr4" draw:text-style-name="P3" draw:layer="layout" svg:width="2.229cm" svg:height="0.962cm" svg:x="1.6cm" svg:y="14.238cm">
          <draw:text-box>
            <text:p>xmm0</text:p>
          </draw:text-box>
        </draw:frame>
        <draw:custom-shape draw:style-name="gr3" draw:text-style-name="P2" draw:layer="layout" svg:width="5.2cm" svg:height="1.6cm" svg:x="4.829cm" svg:y="16.8cm">
          <text:p text:style-name="P1">I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0.029cm" svg:y="16.8cm">
          <text:p text:style-name="P1">I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15.229cm" svg:y="16.8cm">
          <text:p text:style-name="P1">I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1.6cm" svg:x="20.429cm" svg:y="16.8cm">
          <text:p text:style-name="P1">I4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29cm" svg:height="0.962cm" svg:x="1.2cm" svg:y="17.4cm">
          <draw:text-box>
            <text:p>xmm0</text:p>
          </draw:text-box>
        </draw:frame>
        <draw:custom-shape draw:style-name="gr5" draw:text-style-name="P5" draw:layer="layout" svg:width="2.4cm" svg:height="1.6cm" svg:x="4.6cm" svg:y="14cm">
          <text:p text:style-name="P4"><text:span text:style-name="T1">26*R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1.6cm" svg:x="7cm" svg:y="14cm">
          <text:p text:style-name="P1"><text:span text:style-name="T1">4b*V1+</text:span></text:p>
          <text:p text:style-name="P1"><text:span text:style-name="T1">b0*B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cm" svg:height="1.6cm" svg:x="9.4cm" svg:y="14cm">
          <text:p text:style-name="P4"><text:span text:style-name="T1">26*R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cm" svg:height="1.6cm" svg:x="11.8cm" svg:y="14cm">
          <text:p text:style-name="P1"><text:span text:style-name="T1">4b*V2+</text:span></text:p>
          <text:p text:style-name="P1"><text:span text:style-name="T1">b0*B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cm" svg:height="1.6cm" svg:x="14.2cm" svg:y="14cm">
          <text:p text:style-name="P4"><text:span text:style-name="T1">26*R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cm" svg:height="1.6cm" svg:x="16.6cm" svg:y="14cm">
          <text:p text:style-name="P1"><text:span text:style-name="T1">4b*V3+</text:span></text:p>
          <text:p text:style-name="P1"><text:span text:style-name="T1">b0*B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cm" svg:height="1.6cm" svg:x="19cm" svg:y="14cm">
          <text:p text:style-name="P4"><text:span text:style-name="T1">26*R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1.6cm" svg:x="21.4cm" svg:y="14cm">
          <text:p text:style-name="P1"><text:span text:style-name="T1">4b*V4+</text:span></text:p>
          <text:p text:style-name="P1"><text:span text:style-name="T1">b0*B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3:05:27.465052007</meta:creation-date>
    <dc:date>2018-01-05T13:26:59.806397656</dc:date>
    <meta:editing-duration>PT21M29S</meta:editing-duration>
    <meta:editing-cycles>4</meta:editing-cycles>
    <meta:generator>LibreOffice/5.1.6.2$Linux_X86_64 LibreOffice_project/10m0$Build-2</meta:generator>
    <meta:document-statistic meta:object-count="62"/>
  </office:meta>
</office:document-meta>
</file>